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10"/>
    <style:style style:name="ce14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30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16" style:family="table-cell" style:parent-style-name="Default" style:data-style-name="N0"/>
    <style:style style:name="ce227" style:family="table-cell" style:parent-style-name="Default">
      <style:text-properties fo:font-weight="normal" style:font-weight-asian="normal" style:font-weight-complex="normal"/>
    </style:style>
    <style:style style:name="ce24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ff00"/>
    </style:style>
    <style:style style:name="ce2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7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ext-properties fo:color="#808080" fo:font-style="italic" style:font-style-asian="italic" style:font-style-complex="italic"/>
    </style:style>
    <style:style style:name="ce311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ext-properties fo:color="#808080" fo:font-style="normal" style:font-style-asian="normal" style:font-style-complex="normal"/>
    </style:style>
    <style:style style:name="ce312" style:family="table-cell" style:parent-style-name="Default">
      <style:text-properties fo:color="#999999" fo:font-style="italic" style:font-style-asian="italic" style:font-style-complex="italic"/>
    </style:style>
    <style:style style:name="ce31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4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 style:data-style-name="N109">
      <style:table-cell-properties style:vertical-align="automatic"/>
    </style:style>
    <style:style style:name="ce35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vertical-align="automatic"/>
    </style:style>
    <style:style style:name="ce35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6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6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6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6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>
      <style:table-cell-properties fo:background-color="#99ccff" style:vertical-align="top"/>
    </style:style>
    <style:style style:name="ce39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99"/>
    </style:style>
    <style:style style:name="ce40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wrap-option="wrap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3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4" style:family="text">
      <style:text-properties fo:color="#0000ff"/>
    </style:style>
    <style:style style:name="T25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7"/>
        <table:table-column table:style-name="co8" table:number-columns-repeated="4" table:default-cell-style-name="ce157"/>
        <table:table-column table:style-name="co5" table:default-cell-style-name="ce157"/>
        <table:table-column table:style-name="co9" table:default-cell-style-name="ce157"/>
        <table:table-column table:style-name="co7" table:default-cell-style-name="ce157"/>
        <table:table-column table:style-name="co10" table:default-cell-style-name="ce157"/>
        <table:table-column table:style-name="co11" table:default-cell-style-name="ce157"/>
        <table:table-column table:style-name="co12" table:default-cell-style-name="ce157"/>
        <table:table-column table:style-name="co13" table:number-columns-repeated="2" table:default-cell-style-name="ce157"/>
        <table:table-column table:style-name="co5" table:default-cell-style-name="ce157"/>
        <table:table-column table:style-name="co14" table:default-cell-style-name="ce157"/>
        <table:table-column table:style-name="co5" table:default-cell-style-name="ce157"/>
        <table:table-column table:style-name="co15" table:default-cell-style-name="ce157"/>
        <table:table-column table:style-name="co16" table:default-cell-style-name="ce157"/>
        <table:table-column table:style-name="co5" table:default-cell-style-name="ce157"/>
        <table:table-column table:style-name="co17" table:default-cell-style-name="ce157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23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23" table:number-columns-repeated="4"/>
          <table:table-cell table:style-name="ce147" table:number-columns-repeated="2"/>
          <table:table-cell table:style-name="ce153" table:number-columns-repeated="5"/>
          <table:table-cell table:style-name="ce158" table:number-columns-repeated="15"/>
          <table:table-cell table:style-name="ce123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8" office:value-type="string" calcext:value-type="string">
            <text:p>of Step</text:p>
          </table:table-cell>
          <table:table-cell table:style-name="ce148" office:value-type="string" calcext:value-type="string">
            <text:p>in Total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9" table:formula="of:=['1. Regression Testing'.$H$3]" office:value-type="time" office:time-value="PT26H00M00S" calcext:value-type="time">
            <text:p>26:00</text:p>
          </table:table-cell>
          <table:table-cell table:style-name="ce149" table:formula="of:=['1. Regression Testing'.$J$3]" office:value-type="time" office:time-value="PT26H00M00S" calcext:value-type="time">
            <text:p>26:0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9" table:formula="of:=['2. Documentation'.$H$3]" office:value-type="time" office:time-value="PT00H10M00S" calcext:value-type="time">
            <text:p>00:10</text:p>
          </table:table-cell>
          <table:table-cell table:style-name="ce149" table:formula="of:=['2. Documentation'.$J$3]" office:value-type="time" office:time-value="PT26H10M00S" calcext:value-type="time">
            <text:p>26:1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9" table:formula="of:=['3. Preparation'.$H$3]" office:value-type="time" office:time-value="PT01H55M00S" calcext:value-type="time">
            <text:p>01:55</text:p>
          </table:table-cell>
          <table:table-cell table:style-name="ce149" table:formula="of:=['3. Preparation'.$J$3]" office:value-type="time" office:time-value="PT28H05M00S" calcext:value-type="time">
            <text:p>28:0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9" table:formula="of:=['4. Final Testing'.$H$3]" office:value-type="time" office:time-value="PT01H30M00S" calcext:value-type="time">
            <text:p>01:30</text:p>
          </table:table-cell>
          <table:table-cell table:style-name="ce149" table:formula="of:=['4. Final Testing'.$J$3]" office:value-type="time" office:time-value="PT29H35M00S" calcext:value-type="time">
            <text:p>29:3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9" table:formula="of:=['5. Build'.$H$3]" office:value-type="time" office:time-value="PT00H40M00S" calcext:value-type="time">
            <text:p>00:40</text:p>
          </table:table-cell>
          <table:table-cell table:style-name="ce149" table:formula="of:=['5. Build'.$J$3]" office:value-type="time" office:time-value="PT30H15M00S" calcext:value-type="time">
            <text:p>30:1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9" table:formula="of:=['6. Installation Testing'.$H$3]" office:value-type="time" office:time-value="PT00H40M00S" calcext:value-type="time">
            <text:p>00:40</text:p>
          </table:table-cell>
          <table:table-cell table:style-name="ce149" table:formula="of:=['6. Installation Testing'.$J$3]" office:value-type="time" office:time-value="PT30H50M00S" calcext:value-type="time">
            <text:p>30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9" table:formula="of:=['6. Installation Testing'.$H$3]" office:value-type="time" office:time-value="PT00H40M00S" calcext:value-type="time">
            <text:p>00:40</text:p>
          </table:table-cell>
          <table:table-cell table:style-name="ce149" table:formula="of:=['6. Installation Testing'.$J$3]" office:value-type="time" office:time-value="PT30H50M00S" calcext:value-type="time">
            <text:p>30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9" table:formula="of:=['8. Upload'.$H$3]" office:value-type="time" office:time-value="PT01H50M00S" calcext:value-type="time">
            <text:p>01:50</text:p>
          </table:table-cell>
          <table:table-cell table:style-name="ce149" table:formula="of:=['8. Upload'.$J$3]" office:value-type="time" office:time-value="PT32H40M00S" calcext:value-type="time">
            <text:p>32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9" table:formula="of:=['9. Finalization'.$H$3]" office:value-type="time" office:time-value="PT03H30M00S" calcext:value-type="time">
            <text:p>03:30</text:p>
          </table:table-cell>
          <table:table-cell table:style-name="ce149" table:formula="of:=['9. Finalization'.$J$3]" office:value-type="time" office:time-value="PT35H40M00S" calcext:value-type="time">
            <text:p>35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49" table:formula="of:=['10. Aftermath'.$H$3]" office:value-type="time" office:time-value="PT00H15M00S" calcext:value-type="time">
            <text:p>00:15</text:p>
          </table:table-cell>
          <table:table-cell table:style-name="ce149" table:formula="of:=['10. Aftermath'.$J$3]" office:value-type="time" office:time-value="PT35H55M00S" calcext:value-type="time">
            <text:p>35:5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23" office:value-type="string" calcext:value-type="string">
            <text:p>The YAT story:</text:p>
          </table:table-cell>
          <table:table-cell table:style-name="ce123" table:number-columns-repeated="4"/>
          <table:table-cell table:style-name="ce147" table:number-columns-repeated="2"/>
          <table:table-cell table:style-name="ce153" table:number-columns-repeated="5"/>
          <table:table-cell table:style-name="ce158" table:number-columns-repeated="15"/>
          <table:table-cell table:style-name="ce123" table:number-columns-repeated="37"/>
        </table:table-row>
        <table:table-row table:style-name="ro1">
          <table:table-cell table:style-name="ce124"/>
          <table:table-cell table:style-name="ce132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44"/>
          <table:table-cell table:style-name="ce144" office:value-type="string" calcext:value-type="string">
            <text:p><text:span text:style-name="T2">x86 </text:span>Build</text:p>
          </table:table-cell>
          <table:table-cell table:style-name="ce144" office:value-type="string" calcext:value-type="string">
            <text:p>x64 Build</text:p>
          </table:table-cell>
          <table:table-cell table:style-name="ce154" office:value-type="string" calcext:value-type="string">
            <text:p>YAT</text:p>
          </table:table-cell>
          <table:table-cell table:style-name="ce154" office:value-type="string" calcext:value-type="string">
            <text:p>MKY</text:p>
          </table:table-cell>
          <table:table-cell table:style-name="ce154" office:value-type="string" calcext:value-type="string">
            <text:p>ALAZ</text:p>
          </table:table-cell>
          <table:table-cell table:style-name="ce154" office:value-type="string" calcext:value-type="string">
            <text:p>NUnitEx</text:p>
          </table:table-cell>
          <table:table-cell table:style-name="ce154" office:value-type="string" calcext:value-type="string">
            <text:p>netrtf.</text:p>
          </table:table-cell>
          <table:table-cell table:style-name="ce159"/>
          <table:table-cell table:style-name="ce154" office:value-type="string" calcext:value-type="string">
            <text:p>LU.xml</text:p>
          </table:table-cell>
          <table:table-cell table:style-name="ce154" office:value-type="string" calcext:value-type="string">
            <text:p>RU.xml</text:p>
          </table:table-cell>
          <table:table-cell table:style-name="ce154" office:value-type="string" calcext:value-type="string">
            <text:p>.yac</text:p>
          </table:table-cell>
          <table:table-cell table:style-name="ce154" office:value-type="string" calcext:value-type="string">
            <text:p>.yacp</text:p>
          </table:table-cell>
          <table:table-cell table:style-name="ce154" office:value-type="string" calcext:value-type="string">
            <text:p>.yacps</text:p>
          </table:table-cell>
          <table:table-cell table:style-name="ce154" office:value-type="string" calcext:value-type="string">
            <text:p>.yat</text:p>
          </table:table-cell>
          <table:table-cell table:style-name="ce154" office:value-type="string" calcext:value-type="string">
            <text:p>.yaw</text:p>
          </table:table-cell>
          <table:table-cell table:style-name="ce159"/>
          <table:table-cell table:style-name="ce154" office:value-type="string" calcext:value-type="string">
            <text:p>SVN</text:p>
          </table:table-cell>
          <table:table-cell table:style-name="ce159"/>
          <table:table-cell table:style-name="ce198" office:value-type="string" calcext:value-type="string">
            <text:p>.NET</text:p>
          </table:table-cell>
          <table:table-cell table:style-name="ce198" office:value-type="string" calcext:value-type="string">
            <text:p>WinInst</text:p>
          </table:table-cell>
          <table:table-cell table:style-name="ce159"/>
          <table:table-cell table:style-name="ce154" office:value-type="string" calcext:value-type="string">
            <text:p>Remarks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3" office:value-type="string" calcext:value-type="string">
            <text:p>2021-05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50" office:value-type="float" office:value="17951" calcext:value-type="float">
            <text:p>17951</text:p>
          </table:table-cell>
          <table:table-cell table:style-name="ce150" office:value-type="float" office:value="18005" calcext:value-type="float">
            <text:p>18005</text:p>
          </table:table-cell>
          <table:table-cell table:style-name="ce155" office:value-type="string" calcext:value-type="string">
            <text:p>2.4.1</text:p>
          </table:table-cell>
          <table:table-cell table:style-name="ce155" office:value-type="string" calcext:value-type="string">
            <text:p>1.0.30</text:p>
          </table:table-cell>
          <table:table-cell table:style-name="ce155" office:value-type="string" calcext:value-type="string">
            <text:p>3.5.26</text:p>
          </table:table-cell>
          <table:table-cell table:style-name="ce155" office:value-type="string" calcext:value-type="string">
            <text:p>1.0.23</text:p>
          </table:table-cell>
          <table:table-cell table:style-name="ce155" office:value-type="string" calcext:value-type="string">
            <text:p>0.9.27</text:p>
          </table:table-cell>
          <table:table-cell table:style-name="ce160"/>
          <table:table-cell table:style-name="ce165" office:value-type="string" calcext:value-type="string">
            <text:p>1.8.0</text:p>
          </table:table-cell>
          <table:table-cell table:style-name="ce155" office:value-type="string" calcext:value-type="string">
            <text:p>1.4.0</text:p>
          </table:table-cell>
          <table:table-cell table:number-columns-repeated="3" table:style-name="ce165" office:value-type="string" calcext:value-type="string">
            <text:p>1.0.2</text:p>
          </table:table-cell>
          <table:table-cell table:style-name="ce155" office:value-type="string" calcext:value-type="string">
            <text:p>1.8.1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63" office:value-type="string" calcext:value-type="string">
            <text:p>3672</text:p>
          </table:table-cell>
          <table:table-cell table:style-name="ce162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/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51" office:value-type="float" office:value="17951" calcext:value-type="float">
            <text:p>17951</text:p>
          </table:table-cell>
          <table:table-cell table:style-name="ce151" office:value-type="float" office:value="18005" calcext:value-type="float">
            <text:p>18005</text:p>
          </table:table-cell>
          <table:table-cell table:style-name="ce155" office:value-type="string" calcext:value-type="string">
            <text:p>2.4.0</text:p>
          </table:table-cell>
          <table:table-cell table:style-name="ce155" office:value-type="string" calcext:value-type="string">
            <text:p>1.0.29</text:p>
          </table:table-cell>
          <table:table-cell table:style-name="ce155" office:value-type="string" calcext:value-type="string">
            <text:p>3.5.25</text:p>
          </table:table-cell>
          <table:table-cell table:style-name="ce155" office:value-type="string" calcext:value-type="string">
            <text:p>1.0.22</text:p>
          </table:table-cell>
          <table:table-cell table:style-name="ce155" office:value-type="string" calcext:value-type="string">
            <text:p>0.9.26</text:p>
          </table:table-cell>
          <table:table-cell table:style-name="ce160"/>
          <table:table-cell table:style-name="ce155" office:value-type="string" calcext:value-type="string">
            <text:p>1.8.0</text:p>
          </table:table-cell>
          <table:table-cell table:style-name="ce155" office:value-type="string" calcext:value-type="string">
            <text:p>1.3.0</text:p>
          </table:table-cell>
          <table:table-cell table:number-columns-repeated="3" table:style-name="ce165" office:value-type="string" calcext:value-type="string">
            <text:p>1.0.2</text:p>
          </table:table-cell>
          <table:table-cell table:style-name="ce155" office:value-type="string" calcext:value-type="string">
            <text:p>1.8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55" office:value-type="string" calcext:value-type="string">
            <text:p>3672</text:p>
          </table:table-cell>
          <table:table-cell table:style-name="ce162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5" office:value-type="string" calcext:value-type="string">
            <text:p>2.1.0</text:p>
          </table:table-cell>
          <table:table-cell table:style-name="ce155" office:value-type="string" calcext:value-type="string">
            <text:p>1.0.27</text:p>
          </table:table-cell>
          <table:table-cell table:style-name="ce155" office:value-type="string" calcext:value-type="string">
            <text:p>3.5.23</text:p>
          </table:table-cell>
          <table:table-cell table:style-name="ce155" office:value-type="string" calcext:value-type="string">
            <text:p>1.0.21</text:p>
          </table:table-cell>
          <table:table-cell table:style-name="ce155" office:value-type="string" calcext:value-type="string">
            <text:p>0.9.24</text:p>
          </table:table-cell>
          <table:table-cell table:style-name="ce160"/>
          <table:table-cell table:style-name="ce155" office:value-type="string" calcext:value-type="string">
            <text:p>1.7.0</text:p>
          </table:table-cell>
          <table:table-cell table:style-name="ce155" office:value-type="string" calcext:value-type="string">
            <text:p>1.2.0</text:p>
          </table:table-cell>
          <table:table-cell table:number-columns-repeated="3" table:style-name="ce155" office:value-type="string" calcext:value-type="string">
            <text:p>1.0.2</text:p>
          </table:table-cell>
          <table:table-cell table:style-name="ce155" office:value-type="string" calcext:value-type="string">
            <text:p>1.7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55" office:value-type="string" calcext:value-type="string">
            <text:p>255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99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5" office:value-type="string" calcext:value-type="string">
            <text:p>2.0.0</text:p>
          </table:table-cell>
          <table:table-cell table:style-name="ce155" office:value-type="string" calcext:value-type="string">
            <text:p>1.0.25</text:p>
          </table:table-cell>
          <table:table-cell table:style-name="ce155" office:value-type="string" calcext:value-type="string">
            <text:p>3.5.21</text:p>
          </table:table-cell>
          <table:table-cell table:style-name="ce155" office:value-type="string" calcext:value-type="string">
            <text:p>1.0.19</text:p>
          </table:table-cell>
          <table:table-cell table:style-name="ce155" office:value-type="string" calcext:value-type="string">
            <text:p>0.9.22</text:p>
          </table:table-cell>
          <table:table-cell table:style-name="ce162"/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1.0</text:p>
          </table:table-cell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2.3</text:p>
          </table:table-cell>
          <table:table-cell table:style-name="ce162"/>
          <table:table-cell table:style-name="ce155" office:value-type="string" calcext:value-type="string">
            <text:p>1919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5" office:value-type="string" calcext:value-type="string">
            <text:p>1.99.90</text:p>
          </table:table-cell>
          <table:table-cell table:style-name="ce155" office:value-type="string" calcext:value-type="string">
            <text:p>1.0.23</text:p>
          </table:table-cell>
          <table:table-cell table:style-name="ce156" office:value-type="string" calcext:value-type="string">
            <text:p>3.5.19</text:p>
          </table:table-cell>
          <table:table-cell table:style-name="ce155" office:value-type="string" calcext:value-type="string">
            <text:p>1.0.18</text:p>
          </table:table-cell>
          <table:table-cell table:style-name="ce156" office:value-type="string" calcext:value-type="string">
            <text:p>0.9.20</text:p>
          </table:table-cell>
          <table:table-cell table:style-name="ce162"/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0.0</text:p>
          </table:table-cell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2.2</text:p>
          </table:table-cell>
          <table:table-cell table:style-name="ce162"/>
          <table:table-cell table:style-name="ce155" office:value-type="string" calcext:value-type="string">
            <text:p>1815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5" office:value-type="string" calcext:value-type="string">
            <text:p>1.99.80</text:p>
          </table:table-cell>
          <table:table-cell table:style-name="ce156" office:value-type="string" calcext:value-type="string">
            <text:p>1.0.21</text:p>
          </table:table-cell>
          <table:table-cell table:style-name="ce156" office:value-type="string" calcext:value-type="string">
            <text:p>3.5.17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0.9.18</text:p>
          </table:table-cell>
          <table:table-cell table:style-name="ce162"/>
          <table:table-cell table:style-name="ce155" office:value-type="string" calcext:value-type="string">
            <text:p>1.5.2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2</text:p>
          </table:table-cell>
          <table:table-cell table:style-name="ce16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60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5" office:value-type="string" calcext:value-type="string">
            <text:p>1.99.70</text:p>
          </table:table-cell>
          <table:table-cell table:style-name="ce156" office:value-type="string" calcext:value-type="string">
            <text:p>1.0.19</text:p>
          </table:table-cell>
          <table:table-cell table:style-name="ce156" office:value-type="string" calcext:value-type="string">
            <text:p>3.5.15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0.9.16</text:p>
          </table:table-cell>
          <table:table-cell table:style-name="ce162"/>
          <table:table-cell table:style-name="ce155" office:value-type="string" calcext:value-type="string">
            <text:p>1.5.1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1</text:p>
          </table:table-cell>
          <table:table-cell table:style-name="ce16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5" office:value-type="string" calcext:value-type="string">
            <text:p>1.99.52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3.5.14</text:p>
          </table:table-cell>
          <table:table-cell table:style-name="ce156" office:value-type="string" calcext:value-type="string">
            <text:p>1.0.14</text:p>
          </table:table-cell>
          <table:table-cell table:style-name="ce156" office:value-type="string" calcext:value-type="string">
            <text:p>0.9.15</text:p>
          </table:table-cell>
          <table:table-cell table:style-name="ce162"/>
          <table:table-cell table:style-name="ce164" office:value-type="string" calcext:value-type="string">
            <text:p>1.5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5.0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5" office:value-type="string" calcext:value-type="string">
            <text:p>1.99.51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3.5.13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0.9.14</text:p>
          </table:table-cell>
          <table:table-cell table:style-name="ce162"/>
          <table:table-cell table:style-name="ce164" office:value-type="string" calcext:value-type="string">
            <text:p>1.5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5.0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5" office:value-type="string" calcext:value-type="string">
            <text:p>1.99.50</text:p>
          </table:table-cell>
          <table:table-cell table:style-name="ce156" office:value-type="string" calcext:value-type="string">
            <text:p>1.0.15</text:p>
          </table:table-cell>
          <table:table-cell table:style-name="ce156" office:value-type="string" calcext:value-type="string">
            <text:p>3.5.12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0.9.13</text:p>
          </table:table-cell>
          <table:table-cell table:style-name="ce162"/>
          <table:table-cell table:style-name="ce155" office:value-type="string" calcext:value-type="string">
            <text:p>1.5.0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0</text:p>
          </table:table-cell>
          <table:table-cell table:style-name="ce15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0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5" office:value-type="string" calcext:value-type="string">
            <text:p>1.99.34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3.5.11</text:p>
          </table:table-cell>
          <table:table-cell table:style-name="ce156" office:value-type="string" calcext:value-type="string">
            <text:p>1.0.10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1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4.1</text:p>
          </table:table-cell>
          <table:table-cell table:style-name="ce16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5" office:value-type="string" calcext:value-type="string">
            <text:p>1.99.33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3.5.10</text:p>
          </table:table-cell>
          <table:table-cell table:style-name="ce156" office:value-type="string" calcext:value-type="string">
            <text:p>1.0.9</text:p>
          </table:table-cell>
          <table:table-cell table:style-name="ce156"/>
          <table:table-cell table:style-name="ce162"/>
          <table:table-cell table:style-name="ce164" office:value-type="string" calcext:value-type="string">
            <text:p>1.4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4.0</text:p>
          </table:table-cell>
          <table:table-cell table:style-name="ce164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32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5" office:value-type="string" calcext:value-type="string">
            <text:p>1.99.32</text:p>
          </table:table-cell>
          <table:table-cell table:style-name="ce156" office:value-type="string" calcext:value-type="string">
            <text:p>1.0.11</text:p>
          </table:table-cell>
          <table:table-cell table:style-name="ce156" office:value-type="string" calcext:value-type="string">
            <text:p>3.5.9</text:p>
          </table:table-cell>
          <table:table-cell table:style-name="ce156" office:value-type="string" calcext:value-type="string">
            <text:p>1.0.8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0</text:p>
          </table:table-cell>
          <table:table-cell table:style-name="ce155"/>
          <table:table-cell table:number-columns-repeated="3" table:style-name="ce155" office:value-type="string" calcext:value-type="string">
            <text:p>(1.0.2)</text:p>
          </table:table-cell>
          <table:table-cell table:style-name="ce155" office:value-type="string" calcext:value-type="string">
            <text:p>1.4.0</text:p>
          </table:table-cell>
          <table:table-cell table:style-name="ce15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5" office:value-type="string" calcext:value-type="string">
            <text:p>1.99.30</text:p>
          </table:table-cell>
          <table:table-cell table:style-name="ce156" office:value-type="string" calcext:value-type="string">
            <text:p>1.0.9</text:p>
          </table:table-cell>
          <table:table-cell table:style-name="ce156" office:value-type="string" calcext:value-type="string">
            <text:p>3.5.7</text:p>
          </table:table-cell>
          <table:table-cell table:style-name="ce156" office:value-type="string" calcext:value-type="string">
            <text:p>1.0.6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1</text:p>
          </table:table-cell>
          <table:table-cell table:style-name="ce156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3.1</text:p>
          </table:table-cell>
          <table:table-cell table:style-name="ce156" office:value-type="string" calcext:value-type="string">
            <text:p>1.1.1</text:p>
          </table:table-cell>
          <table:table-cell table:style-name="ce162"/>
          <table:table-cell table:style-name="ce155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Last version with installer support for WinXP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6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6" office:value-type="string" calcext:value-type="string">
            <text:p>1.99.28</text:p>
          </table:table-cell>
          <table:table-cell table:style-name="ce156" office:value-type="string" calcext:value-type="string">
            <text:p>1.0.7</text:p>
          </table:table-cell>
          <table:table-cell table:style-name="ce156" office:value-type="string" calcext:value-type="string">
            <text:p>3.5.5</text:p>
          </table:table-cell>
          <table:table-cell table:style-name="ce156" office:value-type="string" calcext:value-type="string">
            <text:p>1.0.4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0</text:p>
          </table:table-cell>
          <table:table-cell table:style-name="ce156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3.0</text:p>
          </table:table-cell>
          <table:table-cell table:style-name="ce156" office:value-type="string" calcext:value-type="string">
            <text:p>1.1.0</text:p>
          </table:table-cell>
          <table:table-cell table:style-name="ce162"/>
          <table:table-cell table:style-name="ce156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/>
          <table:table-cell table:style-name="ce136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6" office:value-type="string" calcext:value-type="string">
            <text:p>1.99.26</text:p>
          </table:table-cell>
          <table:table-cell table:style-name="ce156" office:value-type="string" calcext:value-type="string">
            <text:p>1.0.5</text:p>
          </table:table-cell>
          <table:table-cell table:style-name="ce156" office:value-type="string" calcext:value-type="string">
            <text:p>3.5.3</text:p>
          </table:table-cell>
          <table:table-cell table:style-name="ce156" office:value-type="string" calcext:value-type="string">
            <text:p>1.0.2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65" office:value-type="string" calcext:value-type="string">
            <text:p>(1.0.1)</text:p>
          </table:table-cell>
          <table:table-cell table:style-name="ce165" office:value-type="string" calcext:value-type="string">
            <text:p>1.2.9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6" office:value-type="string" calcext:value-type="string">
            <text:p>1.99.25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2.9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6" office:value-type="string" calcext:value-type="string">
            <text:p>1.99.24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55" office:value-type="string" calcext:value-type="string">
            <text:p>(1.0.1)</text:p>
          </table:table-cell>
          <table:table-cell table:style-name="ce156" office:value-type="string" calcext:value-type="string">
            <text:p>1.2.8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6" office:value-type="string" calcext:value-type="string">
            <text:p>1.99.23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95" office:value-type="string" calcext:value-type="string">
            <text:p>1.2.4</text:p>
          </table:table-cell>
          <table:table-cell table:style-name="ce156"/>
          <table:table-cell table:number-columns-repeated="3" table:style-name="ce165" office:value-type="string" calcext:value-type="string">
            <text:p>(1.0.0)</text:p>
          </table:table-cell>
          <table:table-cell table:style-name="ce195" office:value-type="string" calcext:value-type="string">
            <text:p>1.2.7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6" office:value-type="string" calcext:value-type="string">
            <text:p>1.99.22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4" office:value-type="string" calcext:value-type="string">
            <text:p>1.2.3</text:p>
          </table:table-cell>
          <table:table-cell table:style-name="ce165"/>
          <table:table-cell table:number-columns-repeated="3" table:style-name="ce155" office:value-type="string" calcext:value-type="string">
            <text:p>(1.0.0)</text:p>
          </table:table-cell>
          <table:table-cell table:style-name="ce195" office:value-type="string" calcext:value-type="string">
            <text:p>1.2.6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6" office:value-type="string" calcext:value-type="string">
            <text:p>1.99.20</text:p>
          </table:table-cell>
          <table:table-cell table:style-name="ce156" office:value-type="string" calcext:value-type="string">
            <text:p>1.0.0</text:p>
          </table:table-cell>
          <table:table-cell table:style-name="ce156" office:value-type="string" calcext:value-type="string">
            <text:p>1.2.0</text:p>
          </table:table-cell>
          <table:table-cell table:style-name="ce152" table:number-columns-repeated="2"/>
          <table:table-cell/>
          <table:table-cell table:style-name="ce195" office:value-type="string" calcext:value-type="string">
            <text:p>1.2.3</text:p>
          </table:table-cell>
          <table:table-cell table:style-name="ce156" table:number-columns-repeated="4"/>
          <table:table-cell table:style-name="ce195" office:value-type="string" calcext:value-type="string">
            <text:p>1.2.5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6" office:value-type="string" calcext:value-type="string">
            <text:p>1.99.19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2.2</text:p>
          </table:table-cell>
          <table:table-cell table:style-name="ce165" table:number-columns-repeated="4"/>
          <table:table-cell table:style-name="ce195" office:value-type="string" calcext:value-type="string">
            <text:p>1.2.4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6" office:value-type="string" calcext:value-type="string">
            <text:p>1.99.18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2.2</text:p>
          </table:table-cell>
          <table:table-cell table:style-name="ce165" table:number-columns-repeated="4"/>
          <table:table-cell table:style-name="ce195" office:value-type="string" calcext:value-type="string">
            <text:p>1.2.3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6" office:value-type="string" calcext:value-type="string">
            <text:p>1.99.17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2</text:p>
          </table:table-cell>
          <table:table-cell table:style-name="ce156" table:number-columns-repeated="4"/>
          <table:table-cell table:style-name="ce195" office:value-type="string" calcext:value-type="string">
            <text:p>1.2.2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6" office:value-type="string" calcext:value-type="string">
            <text:p>1.99.13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1</text:p>
          </table:table-cell>
          <table:table-cell table:style-name="ce156" table:number-columns-repeated="4"/>
          <table:table-cell table:style-name="ce195" office:value-type="string" calcext:value-type="string">
            <text:p>1.2.1</text:p>
          </table:table-cell>
          <table:table-cell table:style-name="ce19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6" office:value-type="string" calcext:value-type="string">
            <text:p>1.99.12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0</text:p>
          </table:table-cell>
          <table:table-cell table:style-name="ce156" table:number-columns-repeated="4"/>
          <table:table-cell table:style-name="ce195" office:value-type="string" calcext:value-type="string">
            <text:p>1.2.0</text:p>
          </table:table-cell>
          <table:table-cell table:number-columns-repeated="2"/>
          <table:table-cell table:style-name="ce156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6" office:value-type="string" calcext:value-type="string">
            <text:p>1.99.8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2</text:p>
          </table:table-cell>
          <table:table-cell table:style-name="ce156" table:number-columns-repeated="4"/>
          <table:table-cell table:style-name="ce195" office:value-type="string" calcext:value-type="string">
            <text:p>1.1.2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6" office:value-type="string" calcext:value-type="string">
            <text:p>1.99.3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1</text:p>
          </table:table-cell>
          <table:table-cell table:style-name="ce156" table:number-columns-repeated="4"/>
          <table:table-cell table:style-name="ce195" office:value-type="string" calcext:value-type="string">
            <text:p>1.1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6" office:value-type="string" calcext:value-type="string">
            <text:p>1.99.0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0</text:p>
          </table:table-cell>
          <table:table-cell table:style-name="ce156" table:number-columns-repeated="4"/>
          <table:table-cell table:style-name="ce195" office:value-type="string" calcext:value-type="string">
            <text:p>1.1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2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0.1</text:p>
          </table:table-cell>
          <table:table-cell table:style-name="ce165" table:number-columns-repeated="4"/>
          <table:table-cell table:style-name="ce164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1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0.1</text:p>
          </table:table-cell>
          <table:table-cell table:style-name="ce156" table:number-columns-repeated="4"/>
          <table:table-cell table:style-name="ce195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0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0.0</text:p>
          </table:table-cell>
          <table:table-cell table:style-name="ce156" table:number-columns-repeated="4"/>
          <table:table-cell table:style-name="ce195" office:value-type="string" calcext:value-type="string">
            <text:p>1.0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989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35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35"/>
        </table:table-row>
        <table:table-row table:style-name="ro2">
          <table:table-cell table:style-name="ce204" office:value-type="float" office:value="1" calcext:value-type="float">
            <text:p>1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Regression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63])" office:value-type="time" office:time-value="PT26H00M00S" calcext:value-type="time">
            <text:p>26:00</text:p>
          </table:table-cell>
          <table:table-cell table:style-name="ce255" table:formula="of:=['0. Overview'.$J$3]" office:value-type="time" office:time-value="PT00H00M00S" calcext:value-type="time">
            <text:p>00:00</text:p>
          </table:table-cell>
          <table:table-cell table:style-name="ce269" table:formula="of:=MAX([.I4:.I65563])" office:value-type="time" office:time-value="PT26H00M00S" calcext:value-type="time">
            <text:p>26:00</text:p>
          </table:table-cell>
          <table:table-cell table:style-name="ce276" table:number-columns-repeated="989"/>
        </table:table-row>
        <table:table-row table:style-name="ro1">
          <table:table-cell table:style-name="ce205"/>
          <table:table-cell table:style-name="ce151"/>
          <table:table-cell table:number-columns-repeated="997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coding style check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4])+[.G5]" office:value-type="time" office:time-value="PT01H00M00S" calcext:value-type="time">
            <text:p>01:00</text:p>
          </table:table-cell>
          <table:table-cell table:style-name="ce271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1.1.1." calcext:value-type="string">
            <text:p>1.1.1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Attention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3"/>
          <table:table-cell table:style-name="ce212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assembly check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10])+[.G11]" office:value-type="time" office:time-value="PT02H00M00S" calcext:value-type="time">
            <text:p>02:00</text:p>
          </table:table-cell>
          <table:table-cell table:style-name="ce275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0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Attention</text:span>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6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23"/>
          <table:table-cell table:style-name="ce212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automated tests</text:p>
          </table:table-cell>
          <table:table-cell table:style-name="ce228"/>
          <table:table-cell table:style-name="ce256" office:value-type="time" office:time-value="PT04H00M00S" calcext:value-type="time">
            <text:p>04:00</text:p>
          </table:table-cell>
          <table:table-cell table:style-name="ce271"/>
          <table:table-cell table:style-name="ce256" table:formula="of:=MAX([.I$1:.I36])+[.G37]" office:value-type="time" office:time-value="PT06H00M00S" calcext:value-type="time">
            <text:p>06:00</text:p>
          </table:table-cell>
          <table:table-cell table:style-name="ce275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32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48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6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32" office:value-type="string" calcext:value-type="string">
            <text:p></text:p>
          </table:table-cell>
          <table:table-cell table:style-name="ce216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0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style-name="ce123"/>
          <table:table-cell table:style-name="ce212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erform manual tests</text:p>
          </table:table-cell>
          <table:table-cell table:style-name="ce228"/>
          <table:table-cell table:style-name="ce256" office:value-type="time" office:time-value="PT20H00M00S" calcext:value-type="time">
            <text:p>20:00</text:p>
          </table:table-cell>
          <table:table-cell table:style-name="ce271"/>
          <table:table-cell table:style-name="ce274" table:formula="of:=MAX([.I$1:.I89])+[.G92]" office:value-type="time" office:time-value="PT26H00M00S" calcext:value-type="time">
            <text:p>26:00:00</text:p>
          </table:table-cell>
          <table:table-cell table:style-name="ce271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2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58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58"/>
        </table:table-row>
        <table:table-row table:style-name="ro2">
          <table:table-cell table:style-name="ce204" office:value-type="float" office:value="2" calcext:value-type="float">
            <text:p>2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Document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465])" office:value-type="time" office:time-value="PT00H10M00S" calcext:value-type="time">
            <text:p>00:10</text:p>
          </table:table-cell>
          <table:table-cell table:style-name="ce255" table:formula="of:=['1. Regression Testing'.$J$3]" office:value-type="time" office:time-value="PT26H00M00S" calcext:value-type="time">
            <text:p>26:00</text:p>
          </table:table-cell>
          <table:table-cell table:style-name="ce269" table:formula="of:=MAX([.I4:.I65473])" office:value-type="time" office:time-value="PT26H10M00S" calcext:value-type="time">
            <text:p>26:10</text:p>
          </table:table-cell>
          <table:table-cell table:style-name="ce276" table:number-columns-repeated="1012"/>
        </table:table-row>
        <table:table-row table:style-name="ro1">
          <table:table-cell table:style-name="ce205"/>
          <table:table-cell table:style-name="ce151"/>
          <table:table-cell table:number-columns-repeated="1020"/>
        </table:table-row>
        <table:table-row table:style-name="ro1">
          <table:table-cell table:style-name="ce277"/>
          <table:table-cell table:style-name="ce28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4"/>
          <table:table-cell table:style-name="ce286"/>
          <table:table-cell table:style-name="ce284" office:value-type="string" calcext:value-type="string">
            <text:p>Quick Reference</text:p>
          </table:table-cell>
          <table:table-cell table:style-name="ce284"/>
          <table:table-cell table:style-name="ce305" office:value-type="time" office:time-value="PT00H10M00S" calcext:value-type="time">
            <text:p>00:10</text:p>
          </table:table-cell>
          <table:table-cell table:style-name="ce307"/>
          <table:table-cell table:style-name="ce305" table:formula="of:=MAX([.I$1:.I4])+[.G5]" office:value-type="time" office:time-value="PT26H10M00S" calcext:value-type="time">
            <text:p>26:10</text:p>
          </table:table-cell>
          <table:table-cell table:style-name="ce307"/>
          <table:table-cell table:style-name="ce277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2.1.1." calcext:value-type="string">
            <text:p>2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Update [YAT Quick Reference] if needed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2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58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58"/>
        </table:table-row>
        <table:table-row table:style-name="ro2">
          <table:table-cell table:style-name="ce204" office:value-type="float" office:value="3" calcext:value-type="float">
            <text:p>3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Prepar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76])" office:value-type="time" office:time-value="PT01H55M00S" calcext:value-type="time">
            <text:p>01:55</text:p>
          </table:table-cell>
          <table:table-cell table:style-name="ce255" table:formula="of:=['2. Documentation'.$J$3]" office:value-type="time" office:time-value="PT26H10M00S" calcext:value-type="time">
            <text:p>26:10</text:p>
          </table:table-cell>
          <table:table-cell table:style-name="ce269" table:formula="of:=MAX([.I4:.I65584])" office:value-type="time" office:time-value="PT28H05M00S" calcext:value-type="time">
            <text:p>28:05</text:p>
          </table:table-cell>
          <table:table-cell table:style-name="ce276" table:number-columns-repeated="1012"/>
        </table:table-row>
        <table:table-row table:style-name="ro1">
          <table:table-cell table:style-name="ce205"/>
          <table:table-cell table:style-name="ce151"/>
          <table:table-cell table:number-columns-repeated="1020"/>
        </table:table-row>
        <table:table-row table:style-name="ro1">
          <table:table-cell table:style-name="ce277"/>
          <table:table-cell table:style-name="ce280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84"/>
          <table:table-cell table:style-name="ce286"/>
          <table:table-cell table:style-name="ce284" office:value-type="string" calcext:value-type="string">
            <text:p>Set versions</text:p>
          </table:table-cell>
          <table:table-cell table:style-name="ce284"/>
          <table:table-cell table:style-name="ce305" office:value-type="time" office:time-value="PT00H30M00S" calcext:value-type="time">
            <text:p>00:30</text:p>
          </table:table-cell>
          <table:table-cell table:style-name="ce307"/>
          <table:table-cell table:style-name="ce305" table:formula="of:=MAX([.I$1:.I4])+[.G5]" office:value-type="time" office:time-value="PT26H40M00S" calcext:value-type="time">
            <text:p>26:40</text:p>
          </table:table-cell>
          <table:table-cell table:style-name="ce307"/>
          <table:table-cell table:style-name="ce277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3.1.1." calcext:value-type="string">
            <text:p>3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ALAZ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3">
          <table:table-cell table:style-name="ce279"/>
          <table:table-cell table:style-name="ce282" table:number-columns-repeated="2"/>
          <table:table-cell table:style-name="ce296"/>
          <table:table-cell table:style-name="ce310" office:value-type="string" calcext:value-type="string">
            <text:p>&gt; Versions must differ to ensure proper installation/update!</text:p>
            <text:p><text:span text:style-name="T5">&gt; Additional increment makes sense…</text:span></text:p>
            <text:p><text:span text:style-name="T5">    …if source code gets used by other software.</text:span></text:p>
            <text:p><text:span text:style-name="T5">    …if preliminary test version got distributed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8]); &quot;.&quot;)" office:value-type="string" office:string-value="3.1.2." calcext:value-type="string">
            <text:p>3.1.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MKY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0]); &quot;.&quot;)" office:value-type="string" office:string-value="3.1.3." calcext:value-type="string">
            <text:p>3.1.3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2]); &quot;.&quot;)" office:value-type="string" office:string-value="3.1.4." calcext:value-type="string">
            <text:p>3.1.4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unitEx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310" office:value-type="string" calcext:value-type="string">
            <text:p>&gt; Additional increment makes little sense as NUnit is not distributed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/>( Note that OxyPlot is based on assemblies and thus doesn't need to be modified. )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5]); &quot;.&quot;)" office:value-type="string" office:string-value="3.1.5." calcext:value-type="string">
            <text:p>3.1.5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YAT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7]); &quot;.&quot;)" office:value-type="string" office:string-value="3.1.6." calcext:value-type="string">
            <text:p>3.1.6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pan text:style-name="T5">&gt; Also remove 'Development', if apparent, e.g. '</text:span><text:span text:style-name="T8">// MKY Version 1.0.30</text:span><text:span text:style-name="T9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9]); &quot;.&quot;)" office:value-type="string" office:string-value="3.1.7." calcext:value-type="string">
            <text:p>3.1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pan text:style-name="T5">&gt; Also remove 'Development', if apparent, e.g. '</text:span><text:span text:style-name="T8">// NUnitEx Version 1.0.23</text:span><text:span text:style-name="T9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21]); &quot;.&quot;)" office:value-type="string" office:string-value="3.1.8." calcext:value-type="string">
            <text:p>3.1.8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&gt; Also remove 'Development', if apparent, e.g. '</text:span><text:span text:style-name="T8">// YAT Version 2.4.1</text:span><text:span text:style-name="T9">'.</text:span></text:p>
          </table:table-cell>
          <table:table-cell table:number-columns-repeated="1017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23]); &quot;.&quot;)" office:value-type="string" office:string-value="3.1.9." calcext:value-type="string">
            <text:p>3.1.9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all other file headers (*.cs throughout \Trunk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5">    &gt; Includes file header of Template.cs</text:span></text:p>
            <text:p><text:span text:style-name="T10">     ( FileVersionsTest.cs is OK. )</text:span></text:p>
            <text:p><text:span text:style-name="T5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2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<text:span text:style-name="T10">Set </text:span><text:span text:style-name="T11">ProductBuildDesign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2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<text:span text:style-name="T10">Set </text:span><text:span text:style-name="T11">ProductVersionStabilityIndic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Set installation vers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30])+[.G31]" office:value-type="time" office:time-value="PT26H45M00S" calcext:value-type="time">
            <text:p>26:45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date settings defaults and schema in "YAT\!-Settings\!-Current"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37])+[.G38]" office:value-type="time" office:time-value="PT27H15M00S" calcext:value-type="time">
            <text:p>27:15</text:p>
          </table:table-cell>
          <table:table-cell table:style-name="ce275"/>
          <table:table-cell table:number-columns-repeated="1012"/>
        </table:table-row>
        <table:table-row table:style-name="ro1">
          <table:table-cell table:number-columns-repeated="2"/>
          <table:table-cell table:style-name="ce213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1"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number-columns-repeated="2"/>
          <table:table-cell table:style-name="ce213" table:formula="of:=CONCATENATE([.B$38]; COUNTA([.C$39:.C42]); &quot;.&quot;)" office:value-type="string" office:string-value="3.3.2." calcext:value-type="string">
            <text:p>3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1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8]); &quot;.&quot;)" office:value-type="string" office:string-value="3.3.4." calcext:value-type="string">
            <text:p>3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9]); &quot;.&quot;)" office:value-type="string" office:string-value="3.3.5." calcext:value-type="string">
            <text:p>3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0]); &quot;.&quot;)" office:value-type="string" office:string-value="3.3.6." calcext:value-type="string">
            <text:p>3.3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1]); &quot;.&quot;)" office:value-type="string" office:string-value="3.3.7." calcext:value-type="string">
            <text:p>3.3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1" office:value-type="string" calcext:value-type="string">
            <text:p><text:s text:c="4"/>Note: Only applies to LU/RU that must use YAT vs. YATConsole, while the other settings use 'CommonName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7]); &quot;.&quot;)" office:value-type="string" office:string-value="3.3.8." calcext:value-type="string">
            <text:p>3.3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style-name="ce123"/>
          <table:table-cell table:style-name="ce212" table:formula="of:=CONCATENATE([.A$3]; &quot;.&quot;; COUNTA([.B$5:.B59]); &quot;.&quot;)" office:value-type="string" office:string-value="3.4." calcext:value-type="string">
            <text:p>3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new settings defaults and schema to settings archive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313" table:formula="of:=MAX([.I$1:.I58])+[.G59]" office:value-type="time" office:time-value="PT27H20M00S" calcext:value-type="time">
            <text:p>03:2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59]; COUNTA([.C$60:.C60]); &quot;.&quot;)" office:value-type="string" office:string-value="3.4.1." calcext:value-type="string">
            <text:p>3.4.1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<text:span text:style-name="T5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9]; COUNTA([.C$60:.C61]); &quot;.&quot;)" office:value-type="string" office:string-value="3.4.2." calcext:value-type="string">
            <text:p>3.4.2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<text:span text:style-name="T5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9]; COUNTA([.C$60:.C62]); &quot;.&quot;)" office:value-type="string" office:string-value="3.4.3." calcext:value-type="string">
            <text:p>3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64]); &quot;.&quot;)" office:value-type="string" office:string-value="3.5." calcext:value-type="string">
            <text:p>3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grade settings in settings archive "YAT\!-Settings\!-Current"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313" table:formula="of:=MAX([.I$1:.I63])+[.G64]" office:value-type="time" office:time-value="PT27H50M00S" calcext:value-type="time">
            <text:p>03:5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64]; COUNTA([.C$65:.C65]); &quot;.&quot;)" office:value-type="string" office:string-value="3.5.1." calcext:value-type="string">
            <text:p>3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Delete all 'YAT' and 'YATConsole' folders in "C:\Users\&lt;User&gt;\AppData\Local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&gt; Delete all 'YAT' and 'YATConsole' </text:span>folders in "C:\Users\&lt;User&gt;\AppData\Roaming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93"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4]; COUNTA([.C$65:.C78]); &quot;.&quot;)" office:value-type="string" office:string-value="3.5.2." calcext:value-type="string">
            <text:p>3.5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4]; COUNTA([.C$65:.C79]); &quot;.&quot;)" office:value-type="string" office:string-value="3.5.3." calcext:value-type="string">
            <text:p>3.5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4]; COUNTA([.C$65:.C80]); &quot;.&quot;)" office:value-type="string" office:string-value="3.5.4." calcext:value-type="string">
            <text:p>3.5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&gt; [Ctrl+O] to o</text:span>pen each of the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 on ‘09’ / ‘10’: No issue that some of the 7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4]; COUNTA([.C$65:.C96]); &quot;.&quot;)" office:value-type="string" office:string-value="3.5.5." calcext:value-type="string">
            <text:p>3.5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new settings to settings archive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313" table:formula="of:=MAX([.I$1:.I98])+[.G100]" office:value-type="time" office:time-value="PT28H00M00S" calcext:value-type="time">
            <text:p>04:0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build and commit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74" table:formula="of:=MAX([.I$1:.I104])+[.G105]" office:value-type="time" office:time-value="PT28H05M00S" calcext:value-type="time">
            <text:p>28:05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7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4" calcext:value-type="float">
            <text:p>4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Final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336" table:formula="of:=[.G3]+SUM([.G4:.G65583])" office:value-type="time" office:time-value="PT01H30M00S" calcext:value-type="time">
            <text:p>01:30:00</text:p>
          </table:table-cell>
          <table:table-cell table:style-name="ce255" table:formula="of:=['3. Preparation'.$J$3]" office:value-type="time" office:time-value="PT28H05M00S" calcext:value-type="time">
            <text:p>28:05</text:p>
          </table:table-cell>
          <table:table-cell table:style-name="ce269" table:formula="of:=MAX([.I4:.I65602])" office:value-type="time" office:time-value="PT29H35M00S" calcext:value-type="time">
            <text:p>29:35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coding style check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4])+[.G5]" office:value-type="time" office:time-value="PT28H15M00S" calcext:value-type="time">
            <text:p>28:15</text:p>
          </table:table-cell>
          <table:table-cell table:style-name="ce271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6:.C$6]); &quot;.&quot;)" office:value-type="string" office:string-value="4.1.1." calcext:value-type="string">
            <text:p>4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Attention</text:span><text:span text:style-name="T12">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assembly check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10])+[.G11]" office:value-type="time" office:time-value="PT28H25M00S" calcext:value-type="time">
            <text:p>28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Attention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5" office:value-type="string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automated test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36])+[.G37]" office:value-type="time" office:time-value="PT29H25M00S" calcext:value-type="time">
            <text:p>29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32" office:value-type="string" calcext:value-type="string">
            <text:p></text:p>
          </table:table-cell>
          <table:table-cell table:style-name="ce227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5" office:value-type="string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/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 office:value-type="string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23"/>
          <table:table-cell table:style-name="ce212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heck and commit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89])+[.G92]" office:value-type="time" office:time-value="PT29H35M00S" calcext:value-type="time">
            <text:p>29:3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28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&gt; 27 occurrences expected in Template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&gt; 1 occurrence expected in Main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2 occurrences expected in Diagnostics\TraceWrapp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6 occurrences expected in Drawing\FontEx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2 occurrences expected in Serializer.TolerantXmlSerializ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/>
          <table:table-cell table:style-name="ce213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No match whole word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156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1 occurrence expected in ALAZ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Several in ArgsHandler, Configuration, Diagnostics, EnvironmentEx, EventHelper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Several more in Usb, Hid, Terminal, Workspace, SendFile, SendText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/>
          <table:table-cell table:style-name="ce213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23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4 occurrences expected in Event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&gt; 1 occurrence expected related in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&gt; 12 occurrences expected related to On...Request() handler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&gt; 6 occurrences expected related to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92]; COUNTA([.C$93:.C132]); &quot;.&quot;)" office:value-type="string" office:string-value="4.4.6." calcext:value-type="string">
            <text:p>4.4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5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4"/>
          <table:table-cell table:style-name="ce232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92]; COUNTA([.C$93:.C135]); &quot;.&quot;)" office:value-type="string" office:string-value="4.4.7." calcext:value-type="string">
            <text:p>4.4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26" table:number-columns-repeated="4" table:default-cell-style-name="ce352"/>
        <table:table-column table:style-name="co18" table:number-columns-repeated="54" table:default-cell-style-name="ce352"/>
        <table:table-column table:style-name="co18" table:number-columns-repeated="960" table:default-cell-style-name="Default"/>
        <table:table-row table:style-name="ro1">
          <table:table-cell table:style-name="ce347"/>
          <table:table-cell table:style-name="ce353" table:number-columns-repeated="4"/>
          <table:table-cell table:style-name="ce369" office:value-type="string" calcext:value-type="string">
            <text:p>Duration</text:p>
          </table:table-cell>
          <table:table-cell table:style-name="ce371" office:value-type="string" calcext:value-type="string">
            <text:p>Step</text:p>
          </table:table-cell>
          <table:table-cell table:style-name="ce383"/>
          <table:table-cell table:style-name="ce371" office:value-type="string" calcext:value-type="string">
            <text:p>Total</text:p>
          </table:table-cell>
          <table:table-cell table:style-name="ce383"/>
          <table:table-cell table:style-name="ce353" table:number-columns-repeated="54"/>
          <table:table-cell table:number-columns-repeated="960"/>
        </table:table-row>
        <table:table-row table:style-name="ro1">
          <table:table-cell table:style-name="ce348"/>
          <table:table-cell table:style-name="ce354" table:number-columns-repeated="4"/>
          <table:table-cell table:style-name="ce370"/>
          <table:table-cell table:style-name="ce372"/>
          <table:table-cell table:style-name="ce384"/>
          <table:table-cell table:style-name="ce372"/>
          <table:table-cell table:style-name="ce384"/>
          <table:table-cell table:style-name="ce354" table:number-columns-repeated="54"/>
          <table:table-cell table:number-columns-repeated="960"/>
        </table:table-row>
        <table:table-row table:style-name="ro2">
          <table:table-cell table:style-name="ce349" office:value-type="float" office:value="5" calcext:value-type="float">
            <text:p>5.</text:p>
          </table:table-cell>
          <table:table-cell table:style-name="ce355"/>
          <table:table-cell table:style-name="ce360"/>
          <table:table-cell table:style-name="ce362"/>
          <table:table-cell table:style-name="ce355" office:value-type="string" calcext:value-type="string">
            <text:p>Build</text:p>
          </table:table-cell>
          <table:table-cell table:style-name="ce360"/>
          <table:table-cell table:style-name="ce373" office:value-type="time" office:time-value="PT00H00M00S" calcext:value-type="time">
            <text:p>00:00</text:p>
          </table:table-cell>
          <table:table-cell table:style-name="ce385" table:formula="of:=[.G3]+SUM([.G4:.G65533])" office:value-type="time" office:time-value="PT00H40M00S" calcext:value-type="time">
            <text:p>00:40</text:p>
          </table:table-cell>
          <table:table-cell table:style-name="ce373" table:formula="of:=['4. Final Testing'.$J$3]" office:value-type="time" office:time-value="PT29H35M00S" calcext:value-type="time">
            <text:p>29:35</text:p>
          </table:table-cell>
          <table:table-cell table:style-name="ce385" table:formula="of:=MAX([.I4:.I65533])" office:value-type="time" office:time-value="PT30H15M00S" calcext:value-type="time">
            <text:p>30:15</text:p>
          </table:table-cell>
          <table:table-cell table:style-name="ce389" table:number-columns-repeated="1014"/>
        </table:table-row>
        <table:table-row table:style-name="ro1">
          <table:table-cell table:style-name="ce350"/>
          <table:table-cell table:style-name="ce356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Finalize release notes</text:p>
          </table:table-cell>
          <table:table-cell table:style-name="ce361"/>
          <table:table-cell table:style-name="ce375" office:value-type="time" office:time-value="PT00H10M00S" calcext:value-type="time">
            <text:p>00:10</text:p>
          </table:table-cell>
          <table:table-cell table:style-name="ce387"/>
          <table:table-cell table:style-name="ce375" table:formula="of:=MAX([.I$1:.I4])+[.G5]" office:value-type="time" office:time-value="PT29H45M00S" calcext:value-type="time">
            <text:p>29:45</text:p>
          </table:table-cell>
          <table:table-cell table:style-name="ce387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5]; COUNTA([.C$6:.C6]); &quot;.&quot;)" office:value-type="string" office:string-value="5.1.1." calcext:value-type="string">
            <text:p>5.1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7]); &quot;.&quot;)" office:value-type="string" office:string-value="5.1.2." calcext:value-type="string">
            <text:p>5.1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8]); &quot;.&quot;)" office:value-type="string" office:string-value="5.1.3." calcext:value-type="string">
            <text:p>5.1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9]); &quot;.&quot;)" office:value-type="string" office:string-value="5.1.4." calcext:value-type="string">
            <text:p>5.1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10]); &quot;.&quot;)" office:value-type="string" office:string-value="5.1.5." calcext:value-type="string">
            <text:p>5.1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12]); &quot;.&quot;)" office:value-type="string" office:string-value="5.1.6." calcext:value-type="string">
            <text:p>5.1.6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Prepare package directory</text:p>
          </table:table-cell>
          <table:table-cell table:style-name="ce361"/>
          <table:table-cell table:style-name="ce375" office:value-type="time" office:time-value="PT00H10M00S" calcext:value-type="time">
            <text:p>00:10</text:p>
          </table:table-cell>
          <table:table-cell table:style-name="ce387"/>
          <table:table-cell table:style-name="ce375" table:formula="of:=MAX([.I$1:.I13])+[.G14]" office:value-type="time" office:time-value="PT29H55M00S" calcext:value-type="time">
            <text:p>29:55</text:p>
          </table:table-cell>
          <table:table-cell table:style-name="ce388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6" office:value-type="string" calcext:value-type="string">
            <text:p>&gt; \YAT\!-Doc.Project\6 - Release\Distribution Template\Setup.x64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6" office:value-type="string" calcext:value-type="string">
            <text:p>&gt; \YAT\!-Doc.Project\6 - Release\Distribution Template\x64 Binaries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<text:span text:style-name="T5">Copy the supplements to the </text:span>package directories using 'CopySupplements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Named 'Supplements' to be located after 'R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Build packages</text:p>
          </table:table-cell>
          <table:table-cell table:style-name="ce361"/>
          <table:table-cell table:style-name="ce375" office:value-type="time" office:time-value="PT00H20M00S" calcext:value-type="time">
            <text:p>00:20</text:p>
          </table:table-cell>
          <table:table-cell table:style-name="ce387"/>
          <table:table-cell table:style-name="ce375" table:formula="of:=MAX([.I$1:.I26])+[.G27]" office:value-type="time" office:time-value="PT30H15M00S" calcext:value-type="time">
            <text:p>30:15</text:p>
          </table:table-cell>
          <table:table-cell table:style-name="ce388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Optimize for spee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Optimize for siz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Ensure to start build at the <text:span text:style-name="T4">beginning of a minute</text:span> (in order to have same timestamp on all artifacts, all 3 builds take about 40 seconds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">&gt; Build [Release] for [x86]     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">&gt; Build [Setup] for [x86]         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">&gt; Build [Setup with Prerequisites] for [x86]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Ensure to start build at the <text:span text:style-name="T4">beginning of a minute</text:span> (in order to have same timestamp on all artifacts, all 3 builds take about 40 seconds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">&gt; Build [Release] for [Any CPU]                                using 'Build Solution' / [F6]</text:span>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">&gt; Build [Setup] for [Any CPU]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">&gt; Build [Setup with Prerequisites] for [Any CPU]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7" office:value-type="string" calcext:value-type="string">
            <text:p>Notes on 'x86' and 'x64'/'Any CPU'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7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&gt; 'x64' targets 64-bit systems and will get installed to "C:\Program Files\"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pan text:style-name="T20">    But '</text:span><text:span text:style-name="T21">Any CPU' builds are used to allow direct use from MSIL projects (e.g. Scripting or PowerShell).</text:span>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Notes on prerequisites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&gt; The prerequisites result in three WARNINGs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These WARNINGs are considered acceptable and can be ignore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 table:number-rows-repeated="65496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6" calcext:value-type="float">
            <text:p>6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Installation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01])" office:value-type="time" office:time-value="PT00H40M00S" calcext:value-type="time">
            <text:p>00:40</text:p>
          </table:table-cell>
          <table:table-cell table:style-name="ce255" table:formula="of:=['5. Build'.$J$3]" office:value-type="time" office:time-value="PT30H15M00S" calcext:value-type="time">
            <text:p>30:15</text:p>
          </table:table-cell>
          <table:table-cell table:style-name="ce269" table:formula="of:=MAX([.I4:.I65501])" office:value-type="time" office:time-value="PT30H50M00S" calcext:value-type="time">
            <text:p>30:5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reparat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4])+[.G5]" office:value-type="time" office:time-value="PT30H20M00S" calcext:value-type="time">
            <text:p>30:2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6.1.1." calcext:value-type="string">
            <text:p>6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8]); &quot;.&quot;)" office:value-type="string" office:string-value="6.1.2." calcext:value-type="string">
            <text:p>6.1.2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9]); &quot;.&quot;)" office:value-type="string" office:string-value="6.1.3." calcext:value-type="string">
            <text:p>6.1.3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6.1.4." calcext:value-type="string">
            <text:p>6.1.4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Installat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9])+[.G13]" office:value-type="time" office:time-value="PT30H25M00S" calcext:value-type="time">
            <text:p>30:25</text:p>
          </table:table-cell>
          <table:table-cell table:style-name="ce271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manual after-installation tests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9])+[.G16]" office:value-type="time" office:time-value="PT30H50M00S" calcext:value-type="time">
            <text:p>30:5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7" calcext:value-type="float">
            <text:p>7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Packag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9])" office:value-type="time" office:time-value="PT00H40M00S" calcext:value-type="time">
            <text:p>00:40</text:p>
          </table:table-cell>
          <table:table-cell table:style-name="ce255" table:formula="of:=['6. Installation Testing'.$J$3]" office:value-type="time" office:time-value="PT30H50M00S" calcext:value-type="time">
            <text:p>30:50</text:p>
          </table:table-cell>
          <table:table-cell table:style-name="ce269" table:formula="of:=MAX([.I4:.I65539])" office:value-type="time" office:time-value="PT31H30M00S" calcext:value-type="time">
            <text:p>31:3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ommit and tag YAT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4])+[.G5]" office:value-type="time" office:time-value="PT31H00M00S" calcext:value-type="time">
            <text:p>31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7.1.1." calcext:value-type="string">
            <text:p>7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7]); &quot;.&quot;)" office:value-type="string" office:string-value="7.1.2." calcext:value-type="string">
            <text:p>7.1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7]); &quot;.&quot;)" office:value-type="string" office:string-value="7.1.3." calcext:value-type="string">
            <text:p>7.1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<text:span text:style-name="T15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ack YAT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16])+[.G26]" office:value-type="time" office:time-value="PT31H30M00S" calcext:value-type="time">
            <text:p>31:3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   &gt; Open </text:span><text:span text:style-name="T22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91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   &gt; Copy "DejaVu Info" from installed </text:span><text:span text:style-name="T5"><text:a xlink:href="../../../../../../../../Program%20Files/YAT" xlink:type="simple">C:\Program Files\YAT</text:a></text:span><text:span text:style-name="T22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   &gt; Copy "netrtfwriter Info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   &gt; Copy "OxyPlot Info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44]); &quot;.&quot;)" office:value-type="string" office:string-value="7.2.4." calcext:value-type="string">
            <text:p>7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49]); &quot;.&quot;)" office:value-type="string" office:string-value="7.2.5." calcext:value-type="string">
            <text:p>7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51]); &quot;.&quot;)" office:value-type="string" office:string-value="7.2.6." calcext:value-type="string">
            <text:p>7.2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61]); &quot;.&quot;)" office:value-type="string" office:string-value="7.2.7." calcext:value-type="string">
            <text:p>7.2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8" calcext:value-type="float">
            <text:p>8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Upload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3])" office:value-type="time" office:time-value="PT01H50M00S" calcext:value-type="time">
            <text:p>01:50</text:p>
          </table:table-cell>
          <table:table-cell table:style-name="ce255" table:formula="of:=['6. Installation Testing'.$J$3]" office:value-type="time" office:time-value="PT30H50M00S" calcext:value-type="time">
            <text:p>30:50</text:p>
          </table:table-cell>
          <table:table-cell table:style-name="ce269" table:formula="of:=MAX([.I4:.I65533])" office:value-type="time" office:time-value="PT32H40M00S" calcext:value-type="time">
            <text:p>32:4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date statistics</text:p>
          </table:table-cell>
          <table:table-cell table:style-name="ce228"/>
          <table:table-cell table:style-name="ce256" office:value-type="time" office:time-value="PT00H20M00S" calcext:value-type="time">
            <text:p>00:20</text:p>
          </table:table-cell>
          <table:table-cell table:style-name="ce271"/>
          <table:table-cell table:style-name="ce256" table:formula="of:=MAX([.I$1:.I4])+[.G5]" office:value-type="time" office:time-value="PT31H10M00S" calcext:value-type="time">
            <text:p>31:1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8.1.1." calcext:value-type="string">
            <text:p>8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repare upload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8])+[.G9]" office:value-type="time" office:time-value="PT31H20M00S" calcext:value-type="time">
            <text:p>31:2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]; COUNTA([.C$10:.C10]); &quot;.&quot;)" office:value-type="string" office:string-value="8.2.1." calcext:value-type="string">
            <text:p>8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3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2]); &quot;.&quot;)" office:value-type="string" office:string-value="8.2.2." calcext:value-type="string">
            <text:p>8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3]); &quot;.&quot;)" office:value-type="string" office:string-value="8.2.3." calcext:value-type="string">
            <text:p>8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4]); &quot;.&quot;)" office:value-type="string" office:string-value="8.2.4." calcext:value-type="string">
            <text:p>8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4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25]); &quot;.&quot;)" office:value-type="string" office:string-value="8.2.5." calcext:value-type="string">
            <text:p>8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release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26])+[.G27]" office:value-type="time" office:time-value="PT32H20M00S" calcext:value-type="time">
            <text:p>32:2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4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heck release and release note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39])+[.G40]" office:value-type="time" office:time-value="PT32H30M00S" calcext:value-type="time">
            <text:p>32:3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5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Feature request and bug tracker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52])+[.G53]" office:value-type="time" office:time-value="PT32H40M00S" calcext:value-type="time">
            <text:p>32:40</text:p>
          </table:table-cell>
          <table:table-cell table:style-name="ce275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9" calcext:value-type="float">
            <text:p>9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Finaliz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2])" office:value-type="time" office:time-value="PT03H30M00S" calcext:value-type="time">
            <text:p>03:30</text:p>
          </table:table-cell>
          <table:table-cell table:style-name="ce255" table:formula="of:=['8. Upload'.$J$3]" office:value-type="time" office:time-value="PT32H40M00S" calcext:value-type="time">
            <text:p>32:40</text:p>
          </table:table-cell>
          <table:table-cell table:style-name="ce269" table:formula="of:=MAX([.I4:.I65532])" office:value-type="time" office:time-value="PT35H40M00S" calcext:value-type="time">
            <text:p>35:4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Send email to the YAT mailing list (Attention: Mail delay up to 60 min !!!)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4])+[.G5]" office:value-type="time" office:time-value="PT33H10M00S" calcext:value-type="time">
            <text:p>33:1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9.1.1." calcext:value-type="string">
            <text:p>9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7]); &quot;.&quot;)" office:value-type="string" office:string-value="9.1.2." calcext:value-type="string">
            <text:p>9.1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9]); &quot;.&quot;)" office:value-type="string" office:string-value="9.1.3." calcext:value-type="string">
            <text:p>9.1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9.1.4." calcext:value-type="string">
            <text:p>9.1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1]); &quot;.&quot;)" office:value-type="string" office:string-value="9.1.5." calcext:value-type="string">
            <text:p>9.1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2]); &quot;.&quot;)" office:value-type="string" office:string-value="9.1.6." calcext:value-type="string">
            <text:p>9.1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4]); &quot;.&quot;)" office:value-type="string" office:string-value="9.1.7." calcext:value-type="string">
            <text:p>9.1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6]); &quot;.&quot;)" office:value-type="string" office:string-value="9.1.8." calcext:value-type="string">
            <text:p>9.1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7]); &quot;.&quot;)" office:value-type="string" office:string-value="9.1.9." calcext:value-type="string">
            <text:p>9.1.9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<text:span text:style-name="T23">Submit news</text:span>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256" table:formula="of:=MAX([.I$1:.I22])+[.G23]" office:value-type="time" office:time-value="PT33H25M00S" calcext:value-type="time">
            <text:p>33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5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leanup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29])+[.G30]" office:value-type="time" office:time-value="PT33H40M00S" calcext:value-type="time">
            <text:p>09:40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grade tool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313" table:formula="of:=MAX([.I$1:.I29])+[.G39]" office:value-type="time" office:time-value="PT34H25M00S" calcext:value-type="time">
            <text:p>10:25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create and verify working copy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37])+[.G45]" office:value-type="time" office:time-value="PT33H55M00S" calcext:value-type="time">
            <text:p>09:55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4]); &quot;.&quot;)" office:value-type="string" office:string-value="9.5.7." calcext:value-type="string">
            <text:p>9.5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9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9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rchive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62])+[.G63]" office:value-type="time" office:time-value="PT34H40M00S" calcext:value-type="time">
            <text:p>10:40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/>
          <table:table-cell table:style-name="ce212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Backup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313" table:formula="of:=MAX([.I$1:.I65])+[.G71]" office:value-type="time" office:time-value="PT35H40M00S" calcext:value-type="time">
            <text:p>11:40:00</text:p>
          </table:table-cell>
          <table:table-cell table:style-name="ce275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8" table:default-cell-style-name="Default"/>
        <table:table-column table:style-name="co13" table:default-cell-style-name="ce213"/>
        <table:table-column table:style-name="co29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10" calcext:value-type="float">
            <text:p>10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Aftermath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479])" office:value-type="time" office:time-value="PT00H15M00S" calcext:value-type="time">
            <text:p>00:15</text:p>
          </table:table-cell>
          <table:table-cell table:style-name="ce255" table:formula="of:=['9. Finalization'.$J$3]" office:value-type="time" office:time-value="PT35H40M00S" calcext:value-type="time">
            <text:p>35:40</text:p>
          </table:table-cell>
          <table:table-cell table:style-name="ce269" table:formula="of:=MAX([.I4:.I65479])" office:value-type="time" office:time-value="PT35H55M00S" calcext:value-type="time">
            <text:p>35:55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28"/>
          <table:table-cell table:style-name="ce231"/>
          <table:table-cell table:style-name="ce284" office:value-type="string" calcext:value-type="string">
            <text:p>Update and verify working copy =&gt; <text:span text:style-name="T24">Wait for a few days in case of a severe issue</text:span>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4])+[.G5]" office:value-type="time" office:time-value="PT35H55M00S" calcext:value-type="time">
            <text:p>11:55:00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10.1.1." calcext:value-type="string">
            <text:p>10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ALAZ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7]); &quot;.&quot;)" office:value-type="string" office:string-value="10.1.2." calcext:value-type="string">
            <text:p>10.1.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MKY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8]); &quot;.&quot;)" office:value-type="string" office:string-value="10.1.3." calcext:value-type="string">
            <text:p>10.1.3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etrtfwriter\RtfWriter\Properties\AssemblyInfo.cs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9]); &quot;.&quot;)" office:value-type="string" office:string-value="10.1.4." calcext:value-type="string">
            <text:p>10.1.4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Unit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YAT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85 occurrences, incl. 4 of port workaround analysi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5">&gt; Append</text:span><text:span text:style-name="T10"> 'Development', e.g. '</text:span><text:span text:style-name="T25">// MKY Version 1.0.28 Development</text:span><text:span text:style-name="T10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5">&gt; Append</text:span><text:span text:style-name="T10"> 'Development', e.g. '</text:span><text:span text:style-name="T25">// NunitEx Version 1.0.22 Development</text:span><text:span text:style-name="T10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5">&gt; Append </text:span><text:span text:style-name="T10">'Development', e.g. '</text:span><text:span text:style-name="T25">// YAT Version 2.3.90 Development</text:span><text:span text:style-name="T10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stability indication in "YAT.Application.Base.ApplicationEx"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Activate 'Development' to clearly indicate non-release stat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10:36:55.3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9H58M12S</meta:editing-duration>
    <meta:editing-cycles>539</meta:editing-cycles>
    <meta:generator>LibreOffice/6.4.7.2$Windows_X86_64 LibreOffice_project/639b8ac485750d5696d7590a72ef1b496725cfb5</meta:generator>
    <meta:initial-creator>Matthias Kläy</meta:initial-creator>
    <dc:date>2021-05-10T17:10:10.494000000</dc:date>
    <meta:print-date>2021-05-05T16:32:05.905000000</meta:print-date>
    <meta:document-statistic meta:table-count="11" meta:cell-count="1615" meta:object-count="0"/>
  </office:meta>
</office:document-meta>
</file>